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layout-cache" manifest:media-type="application/binary"/>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scripts/>
  <office:font-face-decls>
    <style:font-face style:name="Tahoma1" svg:font-family="Tahoma"/>
    <style:font-face style:name="Terminal" svg:font-family="Terminal" style:font-family-generic="modern" style:font-pitch="fixed"/>
    <style:font-face style:name="Arial1" svg:font-family="Arial" style:font-pitch="variable"/>
    <style:font-face style:name="Tahoma" svg:font-family="Tahoma" style:font-pitch="variable"/>
    <style:font-face style:name="Arial" svg:font-family="Arial" style:font-family-generic="roman" style:font-pitch="variable"/>
    <style:font-face style:name="Bell MT" svg:font-family="'Bell MT'" style:font-adornments="Italic" style:font-family-generic="roman" style:font-pitch="variable"/>
    <style:font-face style:name="Century" svg:font-family="Century" style:font-adornments="Italic" style:font-family-generic="roman" style:font-pitch="variable"/>
    <style:font-face style:name="Century1" svg:font-family="Century" style:font-adornments="Regular" style:font-family-generic="roman" style:font-pitch="variable"/>
    <style:font-face style:name="Times New Roman"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Calibri" svg:font-family="Calibri" style:font-adornments="Regular" style:font-family-generic="swiss" style:font-pitch="variable"/>
  </office:font-face-decls>
  <office:automatic-styles>
    <style:style style:name="P2" style:family="paragraph" style:parent-style-name="Default_20_Text">
      <style:text-properties style:font-name="Times New Roman" fo:font-size="16pt" fo:font-style="italic" fo:font-weight="bold" fo:background-color="transparent" style:font-style-asian="italic" style:font-style-complex="italic"/>
    </style:style>
    <style:style style:name="P3" style:family="paragraph" style:parent-style-name="Default_20_Text">
      <style:text-properties style:font-name="Times New Roman" fo:font-size="16pt" fo:font-style="italic" fo:font-weight="bold" fo:background-color="transparent" style:font-style-asian="italic" style:font-weight-asian="bold" style:font-style-complex="italic" style:font-weight-complex="bold"/>
    </style:style>
    <style:style style:name="P7" style:family="paragraph" style:parent-style-name="Default_20_Text">
      <style:text-properties style:text-underline-style="solid" style:text-underline-type="single" style:text-underline-width="auto" style:text-underline-color="font-color" fo:background-color="transparent"/>
    </style:style>
    <style:style style:name="P10" style:family="paragraph" style:parent-style-name="Default_20_Text">
      <style:text-properties style:font-name="Century" fo:font-style="italic" fo:background-color="transparent"/>
    </style:style>
    <style:style style:name="P19" style:family="paragraph" style:parent-style-name="Default_20_Text">
      <style:text-properties fo:font-weight="normal" style:font-weight-asian="normal" style:font-weight-complex="normal"/>
    </style:style>
    <style:style style:name="P23" style:family="paragraph" style:parent-style-name="Default_20_Text">
      <style:text-properties style:font-name="Century1" fo:font-size="22pt" style:font-name-asian="Century1" style:font-size-asian="22pt" style:font-name-complex="Century1" style:font-size-complex="22pt"/>
    </style:style>
    <style:style style:name="P24" style:family="paragraph" style:parent-style-name="Default_20_Text">
      <style:text-properties fo:font-size="18pt" style:font-size-asian="18pt" style:font-size-complex="18pt"/>
    </style:style>
    <style:style style:name="P28" style:family="paragraph" style:parent-style-name="Default_20_Text">
      <style:text-properties fo:font-size="18pt" fo:font-style="italic" fo:font-weight="bold" style:font-size-asian="18pt" style:font-style-asian="italic" style:font-weight-asian="bold" style:font-size-complex="18pt"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Century" fo:font-style="italic" fo:background-color="transparent"/>
    </style:style>
    <style:style style:name="T8" style:family="text">
      <style:text-properties style:font-name="Times New Roman1" fo:font-size="8pt"/>
    </style:style>
    <style:style style:name="T9" style:family="text">
      <style:text-properties fo:font-style="italic" style:font-style-asian="italic" style:font-style-complex="italic"/>
    </style:style>
    <style:style style:name="T11" style:family="text">
      <style:text-properties style:font-name="Times New Roman1" fo:font-size="13pt" fo:font-style="normal"/>
    </style:style>
    <style:style style:name="T12" style:family="text">
      <style:text-properties style:font-name="Calibri" fo:font-size="18pt" fo:font-style="normal"/>
    </style:style>
    <style:style style:name="T13" style:family="text">
      <style:text-properties fo:font-size="20pt"/>
    </style:style>
    <style:style style:name="T14" style:family="text">
      <style:text-properties fo:font-size="20pt" fo:font-style="italic" fo:font-weight="bold" style:font-style-asian="italic" style:font-weight-asian="bold" style:font-style-complex="italic"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font-name="Bell MT" fo:font-style="italic" fo:font-weight="normal"/>
    </style:style>
    <style:style style:name="T17" style:family="text">
      <style:text-properties style:font-name="Bell MT" fo:font-size="15pt" fo:font-style="italic" fo:font-weight="normal"/>
    </style:style>
    <style:style style:name="T18" style:family="text">
      <style:text-properties style:font-name="Bell MT" fo:font-size="15pt" fo:font-style="italic" fo:font-weight="normal" style:font-style-asian="italic" style:font-style-complex="italic"/>
    </style:style>
    <style:style style:name="T20" style:family="text">
      <style:text-properties fo:font-size="14pt" style:font-size-asian="14pt" style:font-size-complex="14pt"/>
    </style:style>
    <style:style style:name="T21" style:family="text">
      <style:text-properties style:font-name="Times New Roman1" fo:font-size="16pt" style:font-name-asian="Times New Roman1" style:font-size-asian="16pt" style:font-name-complex="Times New Roman1" style:font-size-complex="16pt"/>
    </style:style>
    <style:style style:name="T22" style:family="text">
      <style:text-properties style:font-name="Terminal" fo:font-size="18pt" style:font-name-asian="Terminal" style:font-size-asian="18pt" style:font-name-complex="Terminal" style:font-size-complex="18pt"/>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normal" fo:font-weight="bold" style:font-style-asian="normal" style:font-weight-asian="bold" style:font-style-complex="normal" style:font-weight-complex="bold"/>
    </style:style>
    <style:style style:name="T30" style:family="text">
      <style:text-properties fo:font-size="18pt" fo:font-style="italic" fo:font-weight="bold" style:font-size-asian="18pt" style:font-style-asian="italic" style:font-weight-asian="bold" style:font-size-complex="18pt" style:font-style-complex="italic" style:font-weight-complex="bold"/>
    </style:style>
    <style:style style:name="Sect29" style:family="section">
      <style:section-properties style:editable="false">
        <style:columns fo:column-count="0"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eatured Text</text:p>
      <text:p text:style-name="P3"/>
      <text:p text:style-name="Default_20_Text"><text:span text:style-name="T4">Task1.</text:span>change “bold” to bold font.</text:p>
      <text:p text:style-name="Header">FooterHeader</text:p>
      <text:p text:style-name="Header">FooterHeader</text:p>
      <text:p text:style-name="Header">FooterHeader</text:p>
      <text:p text:style-name="Header"/>
      <text:p text:style-name="Default_20_Text"><text:span text:style-name="T4">Task2.</text:span> <text:span text:style-name="T5">d</text:span>elete <text:span text:style-name="T6">next</text:span> paragraph</text:p>
      <text:p text:style-name="P7"><text:span text:style-name="T8">Hello [delete]</text:span>, I <text:span text:style-name="T9">will</text:span> be <text:span text:style-name="T4">delete</text:span> </text:p>
      <text:p text:style-name="P10">haha <text:s text:c="2"/>delete</text:p>
      <text:p text:style-name="P10"><text:span text:style-name="T11">different span in one single word</text:span> <text:span text:style-name="T4">de</text:span> <text:span text:style-name="T12">le</text:span>te haha</text:p>
      <text:p text:style-name="P7">He<text:span text:style-name="T13">llo</text:span> <text:span text:style-name="T14">de</text:span><text:span text:style-name="T15">le</text:span><text:span text:style-name="T4">te th</text:span>is w<text:span text:style-name="T16">ord </text:span><text:span text:style-name="T17">d</text:span><text:span text:style-name="T18">e</text:span><text:span text:style-name="T15">le</text:span><text:span text:style-name="T4">te haha</text:span> <text:span text:style-name="T9">de</text:span><text:span text:style-name="T15">l</text:span><text:span text:style-name="T4">et</text:span>e <text:s/>oyeah</text:p>
      <text:p text:style-name="Default_20_Text"><text:span text:style-name="T4">Task3.</text:span>turn “red” to red.</text:p>
      <text:p text:style-name="Header">FooterHeader</text:p>
      <text:p text:style-name="Header">FooterHeader</text:p>
      <text:p text:style-name="Header">FooterHeader</text:p>
      <text:p text:style-name="Default_20_Text"><text:span text:style-name="T4">Task4</text:span>.Delete the repeated item in the following set</text:p>
      <text:p text:style-name="Default_20_Text">{1,2,1,3,4,2,4,5,2,6,8,7,3,9,0}</text:p>
      <text:p text:style-name="Default_20_Text"/>
      <text:p text:style-name="P19"><text:span text:style-name="T4">Task5.</text:span>Change the ODFDOM to Odf Toolkit, and bold them <text:span text:style-name="T4">FooterHeader</text:span>.</text:p>
      <text:p text:style-name="Default_20_Text"/>
      <text:p text:style-name="Default_20_Text">The ODFDOM provides a home for libraries that ease the development of applications that support ODF , the unique vendor neutral open standard for office documents. The ODFDOM further provides a home for tools that process ODF or check ODF conformance.</text:p>
      <text:p text:style-name="Default_20_Text"/>
      <text:p text:style-name="Default_20_Text">The range of projects that are available in the ODFDOM goes from small tools that simplify using ODF in the software development process, over an ODF validation tool up to large ODF Java and .NET libraries that can be used within other projects. And this is just the start. Developers are invited to freely host their open source ODF libraries and tools within the ODFDOM, to join the existing projects, and to collaborate with ODF developers everywhere.</text:p>
      <text:p text:style-name="Default_20_Text"/>
      <text:p text:style-name="Default_20_Text">The ODFDOM provides Mercurial for hosting your code, forums, mailing lists, wikis, an issue tracking system, and personalized home pages. More will come.</text:p>
      <text:p text:style-name="Default_20_Text"/>
      <text:p text:style-name="Default_20_Text"><text:span text:style-name="T20">Arial14 Arial14</text:span> <text:span text:style-name="T21">Roman16 Romanl16</text:span> <text:span text:style-name="T22">Terminal18</text:span> </text:p>
      <text:p text:style-name="P23">Century22</text:p>
      <text:p text:style-name="P24"><text:span text:style-name="T25">Effect <text:s/></text:span><text:span text:style-name="T26">Effect</text:span> <text:span text:style-name="T25"><text:s/></text:span><text:span text:style-name="T27">Effect</text:span> <text:span text:style-name="T15">Effect</text:span> </text:p>
      <text:p text:style-name="P28"/>
      <text:section text:style-name="Sect29" text:name="Section1">
        <text:p text:style-name="Default_20_Text"><text:span text:style-name="T30">Section1 This is a section.</text:span> </text:p>
      </text:section>
      <text:p text:style-name="P2"><text:a xlink:type="simple" xlink:href="http://www.google.com/"/></text:p>
      <text:p text:style-name="P2"><text:a xlink:type="simple" xlink:href="http://www.google.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font-face-decls>
    <style:font-face style:name="Tahoma1" svg:font-family="Tahoma"/>
    <style:font-face style:name="Terminal" svg:font-family="Terminal" style:font-family-generic="modern" style:font-pitch="fixed"/>
    <style:font-face style:name="Arial1" svg:font-family="Arial" style:font-pitch="variable"/>
    <style:font-face style:name="Tahoma" svg:font-family="Tahoma" style:font-pitch="variable"/>
    <style:font-face style:name="Arial" svg:font-family="Arial" style:font-family-generic="roman" style:font-pitch="variable"/>
    <style:font-face style:name="Bell MT" svg:font-family="'Bell MT'" style:font-adornments="Italic" style:font-family-generic="roman" style:font-pitch="variable"/>
    <style:font-face style:name="Century" svg:font-family="Century" style:font-adornments="Italic" style:font-family-generic="roman" style:font-pitch="variable"/>
    <style:font-face style:name="Century1" svg:font-family="Century" style:font-adornments="Regular" style:font-family-generic="roman" style:font-pitch="variable"/>
    <style:font-face style:name="Times New Roman"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Calibri" svg:font-family="Calibri"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Arial"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0" fo:hyphenation-push-char-count="0"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1" style:font-size-asian="12pt" style:language-asian="none" style:country-asian="none" style:font-name-complex="Tahoma" style:font-size-complex="12pt" style:language-complex="none" style:country-complex="none" fo:hyphenate="false" fo:hyphenation-remain-char-count="0" fo:hyphenation-push-char-count="0"/>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Head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Internet_20_link" style:display-name="Internet link" style:family="text">
      <style:text-properties fo:color="#000080" style:text-underline-style="solid" style:text-underline-type="single" style:text-underline-width="auto" style:text-underline-color="font-color"/>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Header">FooterHeader <text:s text:c="2"/>delete</text:p>
      </style:header>
      <style:footer>
        <text:p text:style-name="Header">FooterHeader <text:s text:c="2"/>delete</text:p>
      </style:footer>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1">
  <office:meta>
    <meta:generator>Lotus Symphony/1.3.0_20090605.2002/Win32</meta:generator>
    <meta:initial-creator>whw</meta:initial-creator>
    <meta:creation-date>2009-08-31T15:59:02</meta:creation-date>
    <dc:creator>hanbiao</dc:creator>
    <dc:date>2011-10-08T17:44:08</dc:date>
    <dc:language>en-US</dc:language>
    <meta:editing-cycles>30</meta:editing-cycles>
    <meta:editing-duration>PT0.015S</meta:editing-duration>
    <meta:user-defined meta:name="Info 1"/>
    <meta:user-defined meta:name="Info 2"/>
    <meta:user-defined meta:name="Info 3"/>
    <meta:user-defined meta:name="Info 4"/>
    <meta:document-statistic meta:character-count="1470" meta:image-count="0" meta:object-count="0" meta:page-count="2" meta:paragraph-count="36" meta:table-count="0" meta:word-count="229"/>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